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</text:span>)<text:line-break/>VALUES (<text:span text:style-name="Emphasis">'dshevchyk' </text:span>,'<text:span text:style-name="Emphasis">samsung1'</text:span>, 'shevchykdmytro@gmail.com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/>
      <text:p text:style-name="Standard">);</text:p>
      <text:p text:style-name="Standard"/>
      <text:p text:style-name="Standard">INSERT INTO <text:span text:style-name="Emphasis">images</text:span> (<text:span text:style-name="Emphasis">gzip_image</text:span>)<text:line-break/>VALUES (<text:span text:style-name="Emphasis">'</text:span><text:a xlink:type="simple" xlink:href="http://cs322521.vk.me/v322521151/3727/1o1e6yX5rO0.jpg"><text:span text:style-name="Emphasis">http://cs322521.vk.me/v322521151/3727/1o1e6yX5rO0.jpg</text:span></text:a><text:span text:style-name="Emphasis">'</text:span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tab/>first_name VARCHAR(20),</text:p>
      <text:p text:style-name="Standard"><text:tab/>second_name VARCHAR(20),</text:p>
      <text:p text:style-name="Standard"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INSERT INTO <text:span text:style-name="Emphasis">user_addition_info</text:span> (<text:span text:style-name="Emphasis">users_login, foto, first_name, second_name, sex, birth_date, address, phone</text:span>)<text:line-break/>VALUES (<text:span text:style-name="Emphasis">'dshevchyk', 1, 'Дмитрий', 'Шевчик', <text:s/>'male', '05/24/1991'</text:span><text:span text:style-name="Emphasis"><text:span text:style-name="Source_20_Text">, ' Киев / ул. Олэны Пчилкы 5 / кв 210', '380634809293')</text:span></text:span>;</text:p>
      <text:p text:style-name="Standard"/>
      <text:p text:style-name="Standard"/>
      <text:p text:style-name="Standard">CREATE TABLE workout_types</text:p>
      <text:p text:style-name="Standard">(</text:p>
      <text:p text:style-name="Standard"><text:tab/>type VARCHAR(50) UNIQUE NOT NULL,</text:p>
      <text:p text:style-name="Standard"><text:tab/>PRIMARY KEY (type)</text:p>
      <text:p text:style-name="Standard">);</text:p>
      <text:p text:style-name="Standard"/>
      <text:p text:style-name="Standard">INSERT INTO workout_types (type) VALUES('Набор мышечной массы');</text:p>
      <text:p text:style-name="Standard"><text:soft-page-break/>CREATE TABLE workout_difficulties</text:p>
      <text:p text:style-name="Standard">(</text:p>
      <text:p text:style-name="Standard"><text:tab/>difficulty VARCHAR(30) UNIQUE NOT NULL,</text:p>
      <text:p text:style-name="Standard"><text:tab/>PRIMARY KEY (difficulty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VARCHAR(30) UNIQUE NOT NULL,</text:p>
      <text:p text:style-name="Standard"><text:tab/>PRIMARY KEY (frequency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title VARCHAR(30) NOT NULL,</text:p>
      <text:p text:style-name="Standard"><text:tab/>image int NOT NULL,</text:p>
      <text:p text:style-name="Standard"><text:tab/>author VARCHAR(30),</text:p>
      <text:p text:style-name="Standard"><text:tab/>type VARCHAR(20) <text:s/>REFERENCES workout_types(type),</text:p>
      <text:p text:style-name="Standard"><text:tab/>frequency <text:s/>VARCHAR(20) <text:s/>REFERENCES workout_frequencies(frequency),</text:p>
      <text:p text:style-name="Standard"><text:tab/>difficulty VARCHAR(20) <text:s/>REFERENCES workout_difficulties(difficulty),</text:p>
      <text:p text:style-name="Standard"><text:tab/>description VARCHAR(1000),</text:p>
      <text:p text:style-name="Standard"><text:tab/>PRIMARY KEY (id)</text:p>
      <text:p text:style-name="Standard">);</text:p>
      <text:p text:style-name="Standard"/>
      <text:p text:style-name="Standard">CREATE TABLE workouts_statistic</text:p>
      <text:p text:style-name="Standard">(</text:p>
      <text:p text:style-name="Standard"><text:tab/>workout_id <text:s/>int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><text:tab/>FOREIGN KEY (workout_id) REFERENCES workouts(id)</text:p>
      <text:p text:style-name="Standard"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int REFERENCES workout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>CREATE TABLE exercise_muscle_groups</text:p>
      <text:p text:style-name="Standard"><text:soft-page-break/>(</text:p>
      <text:p text:style-name="Standard"><text:tab/>muscle_group VARCHAR(20) UNIQUE NOT NULL,</text:p>
      <text:p text:style-name="Standard"><text:tab/>PRIMARY KEY (muscle_group)</text:p>
      <text:p text:style-name="Standard">);</text:p>
      <text:p text:style-name="Standard"/>
      <text:p text:style-name="Standard">CREATE TABLE exercise_e<text:span text:style-name="Strong_20_Emphasis"><text:span text:style-name="T1">quipments</text:span></text:span></text:p>
      <text:p text:style-name="Standard">(</text:p>
      <text:p text:style-name="Standard"><text:tab/>e<text:span text:style-name="Strong_20_Emphasis"><text:span text:style-name="T1">quipment</text:span></text:span> VARCHAR(20) UNIQUE NOT NULL,</text:p>
      <text:p text:style-name="Standard"><text:tab/>PRIMARY KEY (e<text:span text:style-name="Strong_20_Emphasis"><text:span text:style-name="T1">quipment</text:span></text:span>)</text:p>
      <text:p text:style-name="Standard">);</text:p>
      <text:p text:style-name="Standard"/>
      <text:p text:style-name="Standard"/>
      <text:p text:style-name="Standard">CREATE TABLE exercise_difficulties</text:p>
      <text:p text:style-name="Standard">(</text:p>
      <text:p text:style-name="Standard"><text:tab/><text:span text:style-name="Strong_20_Emphasis"><text:span text:style-name="T1">difficulty</text:span></text:span> VARCHAR(20) UNIQUE NOT NULL,</text:p>
      <text:p text:style-name="Standard"><text:tab/>PRIMARY KEY (<text:span text:style-name="Strong_20_Emphasis"><text:span text:style-name="T1">difficulty</text:span></text:span>)</text:p>
      <text:p text:style-name="Standard">);</text:p>
      <text:p text:style-name="Standard"/>
      <text:p text:style-name="Standard"/>
      <text:p text:style-name="Standard"/>
      <text:p text:style-name="Standard">CREATE TABLE exercise_types</text:p>
      <text:p text:style-name="Standard">(</text:p>
      <text:p text:style-name="Standard"><text:tab/><text:span text:style-name="Strong_20_Emphasis"><text:span text:style-name="T1">type</text:span></text:span> VARCHAR(20) UNIQUE NOT NULL,</text:p>
      <text:p text:style-name="Standard"><text:tab/>PRIMARY KEY (<text:span text:style-name="Strong_20_Emphasis"><text:span text:style-name="T1">type</text:span></text:span>)</text:p>
      <text:p text:style-name="Standard">);</text:p>
      <text:p text:style-name="Standard"/>
      <text:p text:style-name="Standard"/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title VARCHAR(20) <text:s/>NOT NULL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description VARCHAR(200) NOT NULL,</text:p>
      <text:p text:style-name="Standard"><text:tab/><text:span text:style-name="Strong_20_Emphasis"><text:span text:style-name="T1">type VARCHAR(20) <text:s/>REFERENCES exercise_types(type),</text:span></text:span></text:p>
      <text:p text:style-name="Standard"><text:span text:style-name="Strong_20_Emphasis"><text:span text:style-name="T1"><text:tab/>difficulty VARCHAR(20) <text:s/>REFERENCES exercise_difficulties(difficulty),</text:span></text:span></text:p>
      <text:p text:style-name="Standard"><text:span text:style-name="Strong_20_Emphasis"><text:span text:style-name="T1"><text:tab/>equipment VARCHAR(20) <text:s/>REFERENCES exercise_equipments(equipment),</text:span></text:span></text:p>
      <text:p text:style-name="Standard"><text:span text:style-name="Strong_20_Emphasis"><text:span text:style-name="T1"><text:tab/>muscle_group VARCHAR(20) <text:s/>REFERENCES exercise_muscle_groups(muscle_group),</text:span></text:span></text:p>
      <text:p text:style-name="Standard"><text:tab/>PRIMARY KEY (id)</text:p>
      <text:p text:style-name="Standard">);</text:p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<text:soft-page-break/>);</text:p>
      <text:p text:style-name="Standard"/>
      <text:p text:style-name="Standard"/>
      <text:p text:style-name="Standard"/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/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</text:span><text:span text:style-name="Source_20_Text">type</text:span><text:span text:style-name="Source_20_Text">)</text:span></text:p>
      <text:p text:style-name="Standard">);</text:p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int REFERENCES workouts(id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</text:span></text:p>
      <text:p text:style-name="Standard">);</text:p>
      <text:p text:style-name="Standard">////!!!!!!!!!!!!!!!!!!!!!!!!!!!!!!!!!!!!!!!!!</text:p>
      <text:p text:style-name="Standard">CREATE TABLE user_workout</text:p>
      <text:p text:style-name="Standard">(</text:p>
      <text:p text:style-name="Standard">)</text:p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<text:soft-page-break/>);</text:p>
      <text:p text:style-name="Standard"/>
      <text:p text:style-name="Standard"/>
      <text:p text:style-name="Standard"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2H30M43S</meta:editing-duration>
    <meta:editing-cycles>11</meta:editing-cycles>
    <meta:generator>LibreOffice/3.5$Linux_X86_64 LibreOffice_project/350m1$Build-2</meta:generator>
    <meta:initial-creator>d.shevchyk </meta:initial-creator>
    <dc:date>2013-08-25T15:45:28</dc:date>
    <dc:creator>d.shevchyk </dc:creator>
    <meta:document-statistic meta:table-count="0" meta:image-count="0" meta:object-count="0" meta:page-count="5" meta:paragraph-count="171" meta:word-count="573" meta:character-count="4761" meta:non-whitespace-character-count="4185"/>
  </office:meta>
</office:document-meta>
</file>